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b049" officeooo:paragraph-rsid="0008b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 Testing</text:p>
      <text:p text:style-name="P1"/>
      <text:p text:style-name="P1">Testing was carried out in a number of ways and throughout the development of the application.</text:p>
      <text:p text:style-name="P1"/>
      <text:p text:style-name="P1">Functional Acceptance Testing (FAT)</text:p>
      <text:p text:style-name="P1">FAT was carried out as and when I felt I had a piece of functionality ready to release.</text:p>
      <text:p text:style-name="P1">FAT involved using the application in the manner as designed. It did not mean extensive regression testing nor did it assess the resultant returned values based on a particular search resul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26S</meta:editing-duration>
    <meta:editing-cycles>3</meta:editing-cycles>
    <meta:generator>LibreOffice/4.4.6.3$Windows_x86 LibreOffice_project/e8938fd3328e95dcf59dd64e7facd2c7d67c704d</meta:generator>
    <dc:date>2015-12-31T01:49:45.061000000</dc:date>
    <meta:document-statistic meta:table-count="0" meta:image-count="0" meta:object-count="0" meta:page-count="1" meta:paragraph-count="5" meta:word-count="71" meta:character-count="417" meta:non-whitespace-character-count="351"/>
    <meta:user-defined meta:name="Info 1"/>
    <meta:user-defined meta:name="Info 2"/>
    <meta:user-defined meta:name="Info 3"/>
    <meta:user-defined meta:name="Info 4"/>
  </office:meta>
</office:document-meta>
</file>